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FB0000036AC14C17FB18005552.png" manifest:media-type="image/png"/>
  <manifest:file-entry manifest:full-path="Pictures/10000000000002EC000002F485DFC0963F45FDD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af8e" officeooo:paragraph-rsid="0008af8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is the original center_path</text:p>
      <text:p text:style-name="Standard"><draw:frame draw:style-name="fr1" draw:name="Image1" text:anchor-type="paragraph" svg:x="1.3835in" svg:y="0.1319in" svg:width="4.1346in" svg:height="4.1783in" draw:z-index="0"><draw:image xlink:href="Pictures/10000000000002EC000002F485DFC0963F45FDD4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2" text:anchor-type="paragraph" svg:x="0.9402in" svg:y="0.1063in" svg:width="4.8154in" svg:height="4.1307in" draw:z-index="1"><draw:image xlink:href="Pictures/10000000000003FB0000036AC14C17FB1800555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5T20:17:22.100861856</meta:creation-date>
    <dc:date>2018-10-25T21:40:51.470298825</dc:date>
    <meta:editing-duration>PT1H13M19S</meta:editing-duration>
    <meta:editing-cycles>1</meta:editing-cycles>
    <meta:document-statistic meta:table-count="0" meta:image-count="2" meta:object-count="0" meta:page-count="1" meta:paragraph-count="1" meta:word-count="5" meta:character-count="32" meta:non-whitespace-character-count="28"/>
    <meta:generator>LibreOffice/5.1.6.2$Linux_X86_64 LibreOffice_project/10m0$Build-2</meta:generator>
  </office:meta>
</office:document-meta>
</file>